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96f6e"/>
    </style:style>
    <style:style style:name="P3" style:family="paragraph" style:parent-style-name="Standard">
      <style:paragraph-properties fo:text-align="justify" style:justify-single-word="false"/>
      <style:text-properties officeooo:paragraph-rsid="0009bdf1"/>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09bdf1"/>
    </style:style>
    <style:style style:name="P6" style:family="paragraph" style:parent-style-name="Standard">
      <style:paragraph-properties fo:text-align="justify" style:justify-single-word="false"/>
      <style:text-properties fo:font-size="18pt" style:text-underline-style="solid" style:text-underline-width="auto" style:text-underline-color="font-color" officeooo:rsid="000b9ce5" officeooo:paragraph-rsid="000b9ce5" style:font-size-asian="18pt" style:font-size-complex="18pt"/>
    </style:style>
    <style:style style:name="P7" style:family="paragraph" style:parent-style-name="Standard">
      <style:paragraph-properties fo:text-align="justify" style:justify-single-word="false"/>
      <style:text-properties fo:font-size="18pt" style:text-underline-style="solid" style:text-underline-width="auto" style:text-underline-color="font-color" officeooo:paragraph-rsid="0009bdf1" style:font-size-asian="18pt" style:font-size-complex="18pt"/>
    </style:style>
    <style:style style:name="P8" style:family="paragraph" style:parent-style-name="Text_20_body" style:list-style-name="L12"/>
    <style:style style:name="P9" style:family="paragraph" style:parent-style-name="Text_20_body">
      <style:paragraph-properties fo:text-align="justify" style:justify-single-word="false"/>
    </style:style>
    <style:style style:name="P10" style:family="paragraph" style:parent-style-name="Text_20_body" style:list-style-name="L1">
      <style:paragraph-properties fo:margin-top="0cm" fo:margin-bottom="0cm" loext:contextual-spacing="false"/>
    </style:style>
    <style:style style:name="P11" style:family="paragraph" style:parent-style-name="Text_20_body" style:list-style-name="L1">
      <style:paragraph-properties fo:margin-top="0cm" fo:margin-bottom="0cm" loext:contextual-spacing="false"/>
      <style:text-properties officeooo:paragraph-rsid="001766fe"/>
    </style:style>
    <style:style style:name="P12" style:family="paragraph" style:parent-style-name="Text_20_body" style:list-style-name="L2">
      <style:paragraph-properties fo:margin-top="0cm" fo:margin-bottom="0cm" loext:contextual-spacing="false"/>
    </style:style>
    <style:style style:name="P13" style:family="paragraph" style:parent-style-name="Text_20_body" style:list-style-name="L3">
      <style:paragraph-properties fo:margin-top="0cm" fo:margin-bottom="0cm" loext:contextual-spacing="false"/>
    </style:style>
    <style:style style:name="P14" style:family="paragraph" style:parent-style-name="Text_20_body" style:list-style-name="L4">
      <style:paragraph-properties fo:margin-top="0cm" fo:margin-bottom="0cm" loext:contextual-spacing="false"/>
    </style:style>
    <style:style style:name="P15" style:family="paragraph" style:parent-style-name="Text_20_body" style:list-style-name="L5">
      <style:paragraph-properties fo:margin-top="0cm" fo:margin-bottom="0cm" loext:contextual-spacing="false"/>
    </style:style>
    <style:style style:name="P16" style:family="paragraph" style:parent-style-name="Text_20_body" style:list-style-name="L6">
      <style:paragraph-properties fo:margin-top="0cm" fo:margin-bottom="0cm" loext:contextual-spacing="false"/>
    </style:style>
    <style:style style:name="P17" style:family="paragraph" style:parent-style-name="Text_20_body" style:list-style-name="L7">
      <style:paragraph-properties fo:margin-top="0cm" fo:margin-bottom="0cm" loext:contextual-spacing="false"/>
    </style:style>
    <style:style style:name="P18" style:family="paragraph" style:parent-style-name="Text_20_body" style:list-style-name="L8">
      <style:paragraph-properties fo:margin-top="0cm" fo:margin-bottom="0cm" loext:contextual-spacing="false"/>
    </style:style>
    <style:style style:name="P19" style:family="paragraph" style:parent-style-name="Text_20_body" style:list-style-name="L9">
      <style:paragraph-properties fo:margin-top="0cm" fo:margin-bottom="0cm" loext:contextual-spacing="false"/>
    </style:style>
    <style:style style:name="P20" style:family="paragraph" style:parent-style-name="Text_20_body" style:list-style-name="L10">
      <style:paragraph-properties fo:margin-top="0cm" fo:margin-bottom="0cm" loext:contextual-spacing="false"/>
    </style:style>
    <style:style style:name="P21" style:family="paragraph" style:parent-style-name="Text_20_body" style:list-style-name="L11">
      <style:paragraph-properties fo:margin-top="0cm" fo:margin-bottom="0cm" loext:contextual-spacing="false"/>
    </style:style>
    <style:style style:name="T1" style:family="text">
      <style:text-properties officeooo:rsid="0009bdf1"/>
    </style:style>
    <style:style style:name="T2" style:family="text">
      <style:text-properties officeooo:rsid="000b9ce5"/>
    </style:style>
    <style:style style:name="T3" style:family="text">
      <style:text-properties fo:font-weight="bol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6">PHALCON</text:p>
      <text:p text:style-name="P3"/>
      <text:p text:style-name="P3"><text:span text:style-name="T2">El </text:span>framework <text:span text:style-name="T1">elegido </text:span>se llama Phalcon PHP, esta <text:span text:style-name="T1">escrito</text:span> en C y funciona como una extensión adicional al lenguaje PHP utilizando el patrón de diseño MVC. <text:span text:style-name="T1">L</text:span>o más interesante de que presumen es la velocidad con que este framework funciona a diferencia de la competencia.</text:p>
      <text:p text:style-name="P2"/>
      <text:p text:style-name="P2">Phalcon siendo una extensión del lenguaje, se carga automáticamente de tal manera que ofrece casi las mismas funciones que los demás frameworks, o al menos para trabajar utilizando el patrón MVC.</text:p>
      <text:p text:style-name="P1"/>
      <text:p text:style-name="P3"><text:span text:style-name="T1">E</text:span>l resultado es muy bueno, la respuesta del servidor es superior en comparación de los frameworks tradicionales, entre los puntos negativos de Phalcon es que quizás le falten muchas cosas para llegar al nivel de CodeIgniter, Zend o Yii …</text:p>
      <text:p text:style-name="P3"/>
      <text:p text:style-name="P3">Los componentes están libremente acoplados. Con Phalcon, nada está impuesto: tienes la libertad de usar todo el framework, o solo las partes que necesites. Optimizaciones de bajo nivel ayudan a reducir la sobrecarga requerida para correr aplicaciones MVC. Phalcon accede directamente a las estructuras internas de PHP optimizando además cada <text:span text:style-name="T1">ejecución.</text:span> </text:p>
      <text:p text:style-name="P1"/>
      <text:p text:style-name="P1"/>
      <text:p text:style-name="P6">NGINX</text:p>
      <text:p text:style-name="P1"/>
      <text:p text:style-name="P9"><text:span text:style-name="T3">Nginx</text:span> es un servidor web ligero de alto rendimiento y un proxy para protocolos de correo electrónico</text:p>
      <text:p text:style-name="Text_20_body">Es software libre y de código abierto, también existe una versión comercial distribuida bajo el nombre de Nginx Plus. Es multiplataforma, por lo que corre en sistemas tipo Unix y Windows.</text:p>
      <text:p text:style-name="Text_20_body">El sistema es usado por una larga lista de sitios web conocidos, como: WordPress, Netflix, Hulu, GitHub, y partes de Facebook (como el servidor de descarga de archivos zip pesados).</text:p>
      <text:p text:style-name="Text_20_body"/>
      <text:p text:style-name="Text_20_body">Las características que posee son:</text:p>
      <text:list xml:id="list3069037227" text:style-name="L1">
        <text:list-item>
          <text:p text:style-name="P10">Proxy inverso con opciones de caché. </text:p>
        </text:list-item>
        <text:list-item>
          <text:p text:style-name="P11">Servidor de archivos estáticos, índices y autoindexado. </text:p>
        </text:list-item>
      </text:list>
      <text:list xml:id="list3268406611" text:style-name="L2">
        <text:list-item>
          <text:p text:style-name="P12">Balanceo de carga. </text:p>
        </text:list-item>
      </text:list>
      <text:list xml:id="list1107911854" text:style-name="L3">
        <text:list-item>
          <text:p text:style-name="P13">Tolerancia a fallos. </text:p>
        </text:list-item>
      </text:list>
      <text:list xml:id="list3949587921" text:style-name="L4">
        <text:list-item>
          <text:p text:style-name="P14">Soporte de HTTP y HTTP2 sobre SSL. </text:p>
        </text:list-item>
      </text:list>
      <text:list xml:id="list1361981750" text:style-name="L5">
        <text:list-item>
          <text:p text:style-name="P15">Soporte para FastCGI con opciones de caché. </text:p>
        </text:list-item>
      </text:list>
      <text:list xml:id="list1975536585" text:style-name="L6">
        <text:list-item>
          <text:p text:style-name="P16">Servidores virtuales basados en nombre y/o en dirección IP. </text:p>
        </text:list-item>
      </text:list>
      <text:list xml:id="list3240603198" text:style-name="L7">
        <text:list-item>
          <text:p text:style-name="P17">Streaming de archivos FLV y MP4.</text:p>
        </text:list-item>
      </text:list>
      <text:list xml:id="list2028298732" text:style-name="L8">
        <text:list-item>
          <text:p text:style-name="P18">Soporte para autenticación. </text:p>
        </text:list-item>
      </text:list>
      <text:list xml:id="list3018314820" text:style-name="L9">
        <text:list-item>
          <text:p text:style-name="P19">Compatible con IPv6 </text:p>
        </text:list-item>
      </text:list>
      <text:list xml:id="list764445426" text:style-name="L10">
        <text:list-item>
          <text:p text:style-name="P20">Soporte para protocolo SPDY </text:p>
        </text:list-item>
      </text:list>
      <text:list xml:id="list770933576" text:style-name="L11">
        <text:list-item>
          <text:p text:style-name="P21">Compresión gzip. </text:p>
        </text:list-item>
      </text:list>
      <text:list xml:id="list1911497827" text:style-name="L12">
        <text:list-item>
          <text:p text:style-name="P8">Habilitado para soportar más de 10.000 conexiones simultánea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10:32:15.269720792</meta:creation-date>
    <dc:date>2019-10-16T11:15:02.479969331</dc:date>
    <meta:editing-duration>PT7M18S</meta:editing-duration>
    <meta:editing-cycles>2</meta:editing-cycles>
    <meta:generator>LibreOffice/6.0.7.3$Linux_X86_64 LibreOffice_project/00m0$Build-3</meta:generator>
    <meta:document-statistic meta:table-count="0" meta:image-count="0" meta:object-count="0" meta:page-count="1" meta:paragraph-count="23" meta:word-count="333" meta:character-count="2037" meta:non-whitespace-character-count="1728"/>
  </office:meta>
</office:document-meta>
</file>